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/>
    </style:style>
    <style:style style:name="gr2" style:family="graphic" style:parent-style-name="standard">
      <style:graphic-properties svg:stroke-color="#000000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04cm" svg:height="1.605cm" svg:x="9.636cm" svg:y="4.14cm">
          <text:p text:style-name="P1">Waiting For</text:p>
          <text:p text:style-name="P1">Text</text:p>
        </draw:rect>
        <draw:rect draw:style-name="gr1" draw:text-style-name="P1" draw:layer="layout" svg:width="3.704cm" svg:height="1.605cm" svg:x="9.636cm" svg:y="7.65cm">
          <text:p text:style-name="P1">Text To</text:p>
          <text:p text:style-name="P1">Speech</text:p>
        </draw:rect>
        <draw:rect draw:style-name="gr1" draw:text-style-name="P1" draw:layer="layout" svg:width="4.133cm" svg:height="1.905cm" svg:x="9.636cm" svg:y="11.16cm">
          <text:p text:style-name="P1">Generating</text:p>
          <text:p text:style-name="P1">Response</text:p>
        </draw:rect>
        <draw:line draw:style-name="gr2" draw:text-style-name="P1" draw:layer="layout" svg:x1="11.525cm" svg:y1="5.745cm" svg:x2="11.525cm" svg:y2="7.65cm">
          <text:p/>
        </draw:line>
        <draw:line draw:style-name="gr2" draw:text-style-name="P1" draw:layer="layout" svg:x1="11.525cm" svg:y1="9.246cm" svg:x2="11.525cm" svg:y2="11.151cm">
          <text:p/>
        </draw:line>
        <draw:frame draw:style-name="gr3" draw:layer="layout" svg:width="6.35cm" svg:height="1.905cm" svg:x="11.625cm" svg:y="5.745cm">
          <draw:text-box>
            <text:p>Received Text</text:p>
            <text:p>Text To Speech</text:p>
          </draw:text-box>
        </draw:frame>
        <draw:line draw:style-name="gr4" draw:text-style-name="P1" draw:layer="layout" svg:x1="10.89cm" svg:y1="6.615cm" svg:x2="17.875cm" svg:y2="6.615cm">
          <text:p/>
        </draw:line>
        <draw:line draw:style-name="gr4" draw:text-style-name="P1" draw:layer="layout" svg:x1="10.89cm" svg:y1="10.09cm" svg:x2="17.875cm" svg:y2="10.09cm">
          <text:p/>
        </draw:line>
        <draw:frame draw:style-name="gr3" draw:layer="layout" svg:width="7.959cm" svg:height="1.905cm" svg:x="11.351cm" svg:y="9.255cm">
          <draw:text-box>
            <text:p>Text processed</text:p>
            <text:p>Generating Response</text:p>
          </draw:text-box>
        </draw:frame>
        <draw:line draw:style-name="gr5" draw:text-style-name="P1" draw:layer="layout" svg:x1="11.529cm" svg:y1="3.206cm" svg:x2="11.529cm" svg:y2="3.841cm">
          <text:p/>
        </draw:line>
        <draw:line draw:style-name="gr5" draw:text-style-name="P1" draw:layer="layout" svg:x1="11.529cm" svg:y1="3.506cm" svg:x2="11.529cm" svg:y2="4.141cm">
          <text:p/>
        </draw:line>
        <draw:line draw:style-name="gr6" draw:text-style-name="P1" draw:layer="layout" svg:x1="9.624cm" svg:y1="11.994cm" svg:x2="7.719cm" svg:y2="11.994cm">
          <text:p/>
        </draw:line>
        <draw:line draw:style-name="gr6" draw:text-style-name="P1" draw:layer="layout" svg:x1="7.719cm" svg:y1="11.994cm" svg:x2="7.719cm" svg:y2="5.009cm">
          <text:p/>
        </draw:line>
        <draw:line draw:style-name="gr7" draw:text-style-name="P1" draw:layer="layout" svg:x1="7.719cm" svg:y1="5.009cm" svg:x2="9.624cm" svg:y2="5.009cm">
          <text:p/>
        </draw:line>
        <draw:line draw:style-name="gr4" draw:text-style-name="P1" draw:layer="layout" svg:x1="1.435cm" svg:y1="8.115cm" svg:x2="7.985cm" svg:y2="8.115cm">
          <text:p/>
        </draw:line>
        <draw:frame draw:style-name="gr3" draw:layer="layout" svg:width="7.959cm" svg:height="1.905cm" svg:x="1.4cm" svg:y="7.31cm">
          <draw:text-box>
            <text:p>Response Generated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7:28:56.40</meta:creation-date>
    <dc:date>2011-11-29T17:34:48.09</dc:date>
    <dc:creator>Andre </dc:creator>
    <meta:editing-duration>PT5M50S</meta:editing-duration>
    <meta:editing-cycles>4</meta:editing-cycles>
    <meta:generator>OpenOffice.org/3.3$Win32 OpenOffice.org_project/330m20$Build-9567</meta:generator>
    <meta:document-statistic meta:object-count="16"/>
  </office:meta>
</office:document-meta>
</file>